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4df" officeooo:paragraph-rsid="000294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 Fine, </text:p>
      <text:p text:style-name="P1"/>
      <text:p text:style-name="P1">This project is kind of a mess…</text:p>
      <text:p text:style-name="P1"/>
      <text:p text:style-name="P1">I am submitting 3 other things along with this note.</text:p>
      <text:p text:style-name="P1"/>
      <text:p text:style-name="P1">The first is what I intended the program to look like, but had issues getting it running.</text:p>
      <text:p text:style-name="P1"/>
      <text:p text:style-name="P1">The second is one which mostly works, but I ran out of time to finish. <text:s/>This one was structured the OPPOSITE of what I intended, but it worked. <text:s/>It’s not really included for you to grade, as much as a proof of concept.</text:p>
      <text:p text:style-name="P1"/>
      <text:p text:style-name="P1">The third is my output from Doxygen.</text:p>
      <text:p text:style-name="P1"/>
      <text:p text:style-name="P1">I am aware you are more worried about style over substance for this, I just wanted to include it so when grading you could see where I was going and planning on ending up..</text:p>
      <text:p text:style-name="P1"/>
      <text:p text:style-name="P1"/>
      <text:p text:style-name="P1"/>
      <text:p text:style-name="P1"/>
      <text:p text:style-name="P1">Thanks in advance,</text:p>
      <text:p text:style-name="P1">Adam Robe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23:45:15.505684326</meta:creation-date>
    <dc:date>2019-05-06T03:30:59.893225056</dc:date>
    <meta:editing-duration>PT5M35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1" meta:paragraph-count="9" meta:word-count="125" meta:character-count="639" meta:non-whitespace-character-count="520"/>
  </office:meta>
</office:document-meta>
</file>